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g>
            <draw:custom-shape draw:style-name="gr1" draw:text-style-name="P1" draw:layer="layout" svg:width="2cm" svg:height="2cm" svg:x="5.5cm" svg:y="4.8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6.1cm" svg:y1="5.051cm" svg:x2="6.1cm" svg:y2="5.751cm">
              <text:p/>
            </draw:line>
            <draw:line draw:style-name="gr2" draw:text-style-name="P1" draw:layer="layout" svg:x1="6.1cm" svg:y1="5.851cm" svg:x2="6.1cm" svg:y2="6.551cm">
              <text:p/>
            </draw:line>
            <draw:line draw:style-name="gr2" draw:text-style-name="P1" draw:layer="layout" svg:x1="6.9cm" svg:y1="5.051cm" svg:x2="6.9cm" svg:y2="5.751cm">
              <text:p/>
            </draw:line>
            <draw:line draw:style-name="gr2" draw:text-style-name="P1" draw:layer="layout" svg:x1="6.9cm" svg:y1="5.851cm" svg:x2="6.9cm" svg:y2="6.551cm">
              <text:p/>
            </draw:line>
            <draw:line draw:style-name="gr2" draw:text-style-name="P1" draw:layer="layout" svg:x1="6.15cm" svg:y1="5.001cm" svg:x2="6.85cm" svg:y2="5.001cm">
              <text:p/>
            </draw:line>
            <draw:line draw:style-name="gr2" draw:text-style-name="P1" draw:layer="layout" svg:x1="6.15cm" svg:y1="5.801cm" svg:x2="6.85cm" svg:y2="5.801cm">
              <text:p/>
            </draw:line>
            <draw:line draw:style-name="gr2" draw:text-style-name="P1" draw:layer="layout" svg:x1="6.15cm" svg:y1="6.601cm" svg:x2="6.85cm" svg:y2="6.601cm">
              <text:p/>
            </draw:line>
          </draw:g>
          <draw:g>
            <draw:custom-shape draw:style-name="gr1" draw:text-style-name="P1" draw:layer="layout" svg:width="2cm" svg:height="2cm" svg:x="7.7cm" svg:y="4.8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8.3cm" svg:y1="5.051cm" svg:x2="8.3cm" svg:y2="5.751cm">
              <text:p/>
            </draw:line>
            <draw:line draw:style-name="gr2" draw:text-style-name="P1" draw:layer="layout" svg:x1="8.3cm" svg:y1="5.851cm" svg:x2="8.3cm" svg:y2="6.551cm">
              <text:p/>
            </draw:line>
            <draw:line draw:style-name="gr2" draw:text-style-name="P1" draw:layer="layout" svg:x1="9.1cm" svg:y1="5.051cm" svg:x2="9.1cm" svg:y2="5.751cm">
              <text:p/>
            </draw:line>
            <draw:line draw:style-name="gr2" draw:text-style-name="P1" draw:layer="layout" svg:x1="9.1cm" svg:y1="5.851cm" svg:x2="9.1cm" svg:y2="6.551cm">
              <text:p/>
            </draw:line>
            <draw:line draw:style-name="gr2" draw:text-style-name="P1" draw:layer="layout" svg:x1="8.35cm" svg:y1="5.001cm" svg:x2="9.05cm" svg:y2="5.001cm">
              <text:p/>
            </draw:line>
            <draw:line draw:style-name="gr2" draw:text-style-name="P1" draw:layer="layout" svg:x1="8.35cm" svg:y1="5.801cm" svg:x2="9.05cm" svg:y2="5.801cm">
              <text:p/>
            </draw:line>
            <draw:line draw:style-name="gr2" draw:text-style-name="P1" draw:layer="layout" svg:x1="8.35cm" svg:y1="6.601cm" svg:x2="9.05cm" svg:y2="6.601cm">
              <text:p/>
            </draw:line>
          </draw:g>
          <draw:g>
            <draw:g>
              <draw:custom-shape draw:style-name="gr3" draw:text-style-name="P1" draw:layer="layout" svg:width="0.6cm" svg:height="0.6cm" svg:x="6.596cm" svg:y="2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4" draw:text-style-name="P2" draw:layer="layout" svg:width="0.79cm" svg:height="0.806cm" svg:x="6.501cm" svg:y="2.8cm">
                <draw:text-box>
                  <text:p text:style-name="P2">+</text:p>
                </draw:text-box>
              </draw:frame>
            </draw:g>
            <draw:g>
              <draw:custom-shape draw:style-name="gr3" draw:text-style-name="P1" draw:layer="layout" svg:width="0.6cm" svg:height="0.6cm" svg:x="7.796cm" svg:y="2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4" draw:text-style-name="P3" draw:layer="layout" svg:width="0.803cm" svg:height="0.729cm" svg:x="7.739cm" svg:y="2.843cm">
                <draw:text-box>
                  <text:p text:style-name="P3"><text:span text:style-name="T1">─</text:span></text:p>
                </draw:text-box>
              </draw:frame>
            </draw:g>
          </draw:g>
          <draw:g>
            <draw:g>
              <draw:g>
                <draw:custom-shape draw:style-name="gr3" draw:text-style-name="P1" draw:layer="layout" svg:width="0.6cm" svg:height="0.6cm" svg:x="3.595cm" svg:y="2.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4" draw:text-style-name="P2" draw:layer="layout" svg:width="0.79cm" svg:height="0.806cm" svg:x="3.5cm" svg:y="2.8cm">
                  <draw:text-box>
                    <text:p text:style-name="P2">+</text:p>
                  </draw:text-box>
                </draw:frame>
              </draw:g>
              <draw:g>
                <draw:custom-shape draw:style-name="gr3" draw:text-style-name="P1" draw:layer="layout" svg:width="0.6cm" svg:height="0.6cm" svg:x="4.795cm" svg:y="2.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4" draw:text-style-name="P3" draw:layer="layout" svg:width="0.803cm" svg:height="0.729cm" svg:x="4.738cm" svg:y="2.843cm">
                  <draw:text-box>
                    <text:p text:style-name="P3"><text:span text:style-name="T1">─</text:span></text:p>
                  </draw:text-box>
                </draw:frame>
              </draw:g>
            </draw:g>
            <draw:frame draw:style-name="gr4" draw:text-style-name="P2" draw:layer="layout" svg:width="1.107cm" svg:height="0.806cm" svg:x="3.9cm" svg:y="3.2cm">
              <draw:text-box>
                <text:p text:style-name="P2">5V</text:p>
              </draw:text-box>
            </draw:frame>
          </draw:g>
          <draw:frame draw:style-name="gr4" draw:text-style-name="P2" draw:layer="layout" svg:width="1.383cm" svg:height="0.806cm" svg:x="6.901cm" svg:y="3.2cm">
            <draw:text-box>
              <text:p text:style-name="P2">12V</text:p>
            </draw:text-box>
          </draw:frame>
          <draw:frame draw:style-name="gr4" draw:text-style-name="P2" draw:layer="layout" svg:width="1.637cm" svg:height="0.806cm" svg:x="9.702cm" svg:y="3.162cm">
            <draw:text-box>
              <text:p text:style-name="P2">clock</text:p>
            </draw:text-box>
          </draw:frame>
          <draw:g>
            <draw:g>
              <draw:custom-shape draw:style-name="gr3" draw:text-style-name="P1" draw:layer="layout" svg:width="0.6cm" svg:height="0.6cm" svg:x="9.597cm" svg:y="2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4" draw:text-style-name="P2" draw:layer="layout" svg:width="0.79cm" svg:height="0.806cm" svg:x="9.502cm" svg:y="2.8cm">
                <draw:text-box>
                  <text:p text:style-name="P2">+</text:p>
                </draw:text-box>
              </draw:frame>
            </draw:g>
            <draw:g>
              <draw:custom-shape draw:style-name="gr3" draw:text-style-name="P1" draw:layer="layout" svg:width="0.6cm" svg:height="0.6cm" svg:x="10.797cm" svg:y="2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4" draw:text-style-name="P3" draw:layer="layout" svg:width="0.803cm" svg:height="0.729cm" svg:x="10.74cm" svg:y="2.843cm">
                <draw:text-box>
                  <text:p text:style-name="P3"><text:span text:style-name="T1">─</text:span></text:p>
                </draw:text-box>
              </draw:frame>
            </draw:g>
          </draw:g>
          <draw:custom-shape draw:style-name="gr5" draw:text-style-name="P1" draw:layer="layout" svg:width="0.6cm" svg:height="0.6cm" svg:x="7.272cm" svg:y="8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2.128cm" svg:height="0.806cm" svg:x="6.508cm" svg:y="8.519cm">
            <draw:text-box>
              <text:p text:style-name="P2">Sortear</text:p>
            </draw:text-box>
          </draw:frame>
          <draw:custom-shape draw:style-name="gr6" draw:text-style-name="P1" draw:layer="layout" svg:width="15.4cm" svg:height="7.4cm" svg:x="3cm" svg:y="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5.9cm" svg:height="6.4cm" svg:x="11.9cm" svg:y="2.5cm">
            <text:p text:style-name="P1"><text:span text:style-name="T2">Área dos CIs e</text:span></text:p>
            <text:p text:style-name="P1"><text:span text:style-name="T2">outros componentes</text:span></text:p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1" draw:layer="layout" svg:width="0.8cm" svg:height="1.3cm" svg:x="3.7cm" svg:y="7.8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4cm" svg:height="0.4cm" svg:x="3.9cm" svg:y="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4cm" svg:height="0.4cm" svg:x="3.901cm" svg:y="8.5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4.1cm" svg:y1="8cm" svg:x2="4.1cm" svg:y2="8.4cm">
              <text:p/>
            </draw:line>
            <draw:line draw:style-name="gr2" draw:text-style-name="P1" draw:layer="layout" svg:x1="4.1cm" svg:y1="8.5cm" svg:x2="4.1cm" svg:y2="8.9cm">
              <text:p/>
            </draw:line>
          </draw:g>
          <draw:frame draw:style-name="gr4" draw:text-style-name="P5" draw:layer="layout" svg:width="1.963cm" svg:height="0.649cm" draw:transform="rotate (-1.5707963267949) translate (5.091cm 7.438cm)">
            <draw:text-box>
              <text:p text:style-name="P5">Lâmpada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1T00:55:49.584345885</meta:creation-date>
    <dc:date>2015-05-11T01:44:48.627942354</dc:date>
    <meta:editing-duration>PT41M17S</meta:editing-duration>
    <meta:editing-cycles>5</meta:editing-cycles>
    <meta:generator>LibreOffice/4.2.6.3$Linux_x86 LibreOffice_project/420m0$Build-3</meta:generator>
    <meta:document-statistic meta:object-count="55"/>
  </office:meta>
</office:document-meta>
</file>